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line-height="150%"/>
      <style:text-properties style:font-name="Arial1" fo:font-size="24p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0a531" officeooo:paragraph-rsid="0000a531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#ffff00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#fff200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0a531" officeooo:paragraph-rsid="0000a531" style:text-blinking="false" fo:background-color="#fff200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0a531" officeooo:paragraph-rsid="0000a531" style:text-blinking="false" fo:background-color="#ed1c24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officeooo:rsid="00010d6b" officeooo:paragraph-rsid="00010d6b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00a531" fo:background-color="#fff200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officeooo:rsid="00010d6b" officeooo:paragraph-rsid="00010d6b" fo:background-color="#fff200"/>
    </style:style>
    <style:style style:name="T1" style:family="text">
      <style:text-properties officeooo:rsid="0000a531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0a531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10d6b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10d6b" style:text-blinking="false"/>
    </style:style>
    <style:style style:name="T8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0a531" style:text-blinking="false"/>
    </style:style>
    <style:style style:name="T9" style:family="text">
      <style:text-properties officeooo:rsid="00010d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266ac0a5-7fff-2d3c-b58e-d9886c690049"/><text:span text:style-name="T2">User stories:</text:span></text:p>
      <text:p text:style-name="P7">Registrazione utente <text:span text:style-name="T1">interna</text:span> e <text:span text:style-name="T1">tramite</text:span> social network</text:p>
      <text:p text:style-name="P9">Partecipazione ad un crowdfunding</text:p>
      <text:p text:style-name="P5">Presentazione della propria candidatura <text:span text:style-name="T9">per un determinato ruolo</text:span></text:p>
      <text:p text:style-name="P8">Creazione del progetto</text:p>
      <text:p text:style-name="P8">Ricerca avanzata di personale e progetti</text:p>
      <text:p text:style-name="P11"><text:span text:style-name="T7">Proposta</text:span><text:span text:style-name="T8"> ad un utente di svolgere un determinato ruolo</text:span></text:p>
      <text:p text:style-name="P12"><text:span text:style-name="T8">A</text:span><text:span text:style-name="T3">ccettazione di una proposta</text:span></text:p>
      <text:p text:style-name="P10"><text:span text:style-name="T5">A</text:span><text:span text:style-name="T4">ccettazione di una candidatur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12-15T12:00:08.661000000</dc:date>
    <meta:editing-duration>PT5M29S</meta:editing-duration>
    <meta:editing-cycles>1</meta:editing-cycles>
    <meta:document-statistic meta:table-count="0" meta:image-count="0" meta:object-count="0" meta:page-count="1" meta:paragraph-count="9" meta:word-count="47" meta:character-count="338" meta:non-whitespace-character-count="300"/>
  </office:meta>
</office:document-meta>
</file>